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C8FE2F07A4C4D3C3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1"/>
    <style:style style:name="P5" style:family="paragraph" style:parent-style-name="List_20_Paragraph" style:list-style-name="WWNum2">
      <style:text-properties officeooo:rsid="0000016e" officeooo:paragraph-rsid="0000016e"/>
    </style:style>
    <style:style style:name="P6" style:family="paragraph" style:parent-style-name="List_20_Paragraph">
      <style:paragraph-properties fo:margin-left="0cm" fo:margin-right="0cm" fo:text-indent="0cm" style:auto-text-indent="false"/>
    </style:style>
    <style:style style:name="P7" style:family="paragraph" style:parent-style-name="Standard">
      <style:text-properties fo:color="#111111" loext:opacity="100%" style:font-name="Calibri" style:font-name-asian="Calibri1" style:font-name-complex="Calibri1"/>
    </style:style>
    <style:style style:name="P8" style:family="paragraph" style:parent-style-name="Standard">
      <style:text-properties fo:color="#111111" loext:opacity="100%" style:font-name="Calibri" fo:font-size="9pt" style:font-name-asian="Calibri1" style:font-size-asian="9pt" style:font-name-complex="Calibri1" style:font-size-complex="9pt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T1" style:family="text">
      <style:text-properties fo:color="#111111" loext:opacity="100%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2" style:family="text">
      <style:text-properties fo:color="#111111" loext:opacity="100%" style:font-name="Calibri" style:font-name-asian="Calibri1" style:font-name-complex="Calibri1"/>
    </style:style>
    <style:style style:name="T3" style:family="text">
      <style:text-properties fo:color="#111111" loext:opacity="100%" style:font-name="Calibri" fo:font-size="9pt" fo:font-style="italic" style:font-name-asian="Calibri1" style:font-size-asian="9pt" style:font-style-asian="italic" style:font-name-complex="Calibri1" style:font-size-complex="9pt" style:font-style-complex="italic"/>
    </style:style>
    <style:style style:name="T4" style:family="text">
      <style:text-properties fo:color="#111111" loext:opacity="100%" style:font-name="Calibri" fo:font-size="10pt" fo:font-style="italic" style:font-name-asian="Calibri1" style:font-size-asian="10pt" style:font-style-asian="italic" style:font-name-complex="Calibri1" style:font-size-complex="10pt" style:font-style-complex="italic"/>
    </style:style>
    <style:style style:name="T5" style:family="text">
      <style:text-properties style:font-name="Calibri" style:font-name-asian="Calibri1" style:font-name-complex="Calibri1"/>
    </style:style>
    <style:style style:name="T6" style:family="text">
      <style:text-properties style:use-window-font-color="true" loext:opacity="0%" style:font-name="Calibri" style:text-underline-style="none" style:font-name-asian="Calibri1" style:font-name-complex="Calibri1"/>
    </style:style>
    <style:style style:name="T7" style:family="text">
      <style:text-properties style:font-name-asian="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fo:background-color="#ffff00"/>
    </style:style>
    <style:style style:name="T10" style:family="text">
      <style:text-properties fo:font-weight="bold" style:font-weight-asian="bold" style:font-weight-complex="bold" fo:background-color="#00ffff"/>
    </style:style>
    <style:style style:name="T1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name-asian="F" style:font-size-asian="14pt" style:font-weight-asian="bold" style:font-size-complex="14pt" style:font-weight-complex="bold"/>
    </style:style>
    <style:style style:name="T14" style:family="text">
      <style:text-properties officeooo:rsid="0000016e"/>
    </style:style>
    <style:style style:name="T15" style:family="text">
      <style:text-properties officeooo:rsid="0001e4cd"/>
    </style:style>
    <style:style style:name="T16" style:family="text">
      <style:text-properties officeooo:rsid="0001ef8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AE1 RESEARCH + REFLECT </text:span></text:h>
      <text:h text:style-name="P2" text:outline-level="1"><text:span text:style-name="T1">Warm up:- </text:span></text:h>
      <text:h text:style-name="P2" text:outline-level="1"><text:span text:style-name="T1">Homepages then and now. Here's how websites have evolved from 2010 to 2019.</text:span></text:h>
      <text:p text:style-name="P7"/>
      <text:p text:style-name="Standard"><text:span text:style-name="T2">The internet doesn't look like it did a decade ago. Back in 2010, smartphones, mobile browsing, and social media were still relatively new trends. It wasn't until 2016 that</text:span><text:span text:style-name="T5"> </text:span><text:a xlink:type="simple" xlink:href="https://www.businessinsider.com/people-now-spend-more-internet-time-on-mobile-than-desktops-or-laptops-2016-4" text:style-name="Internet_20_link" text:visited-style-name="Visited_20_Internet_20_Link"><text:span text:style-name="Internet_20_link"><text:span text:style-name="T6">mobile browsing took over</text:span></text:span></text:a><text:span text:style-name="T5"> as people's preferred way of surfing the web.</text:span></text:p>
      <text:p text:style-name="Standard"><text:span text:style-name="T5">Instead, most people visited websites from a </text:span><text:a xlink:type="simple" xlink:href="https://www.businessinsider.com/best-desktop-computer" text:style-name="Internet_20_link" text:visited-style-name="Visited_20_Internet_20_Link"><text:span text:style-name="Internet_20_link"><text:span text:style-name="T6">desktop computer</text:span></text:span></text:a><text:span text:style-name="T5"> and came in through the front door: the homepage. Web designers, who knew the value of the homepage, often packed it full wi</text:span><text:span text:style-name="T2">th as much information as possible. Today, that approach has provoked sparse* layouts and lots of pictures that try to grab** users' attention.</text:span></text:p>
      <text:p text:style-name="Standard"><text:span text:style-name="T3">*Sparse – minimalistic, with little detail</text:span></text:p>
      <text:p text:style-name="Standard"><text:span text:style-name="T3">**Grab – to catch / attract</text:span></text:p>
      <text:p text:style-name="P8"/>
      <text:p text:style-name="Standard"><text:span text:style-name="T4">https://www.businessinsider.com/homepages-then-now-decade-changes-website-design-evolved-minimalism-2010-2019-12</text:span></text:p>
      <text:list xml:id="list1049075000" text:style-name="WWNum2">
        <text:list-item>
          <text:p text:style-name="P3">What has replaced PC internet surfing in recent years?</text:p>
          <text:p text:style-name="P5"><text:span text:style-name="T7">The people prefer browse with his smartphones maybe because its part of his lives.</text:span></text:p>
          <text:p text:style-name="P5"><text:span text:style-name="T7"/></text:p>
        </text:list-item>
        <text:list-item>
          <text:p text:style-name="P3">What kind of layout did web designers prefer in the past?</text:p>
        </text:list-item>
      </text:list>
      <text:p text:style-name="P6"><text:tab/><text:span text:style-name="T14">In the past, they prefer put full information in the layout.</text:span></text:p>
      <text:p text:style-name="P6"/>
      <text:list xml:id="list102859564183859" text:continue-numbering="true" text:style-name="WWNum2">
        <text:list-item>
          <text:p text:style-name="P3">How has this changed?</text:p>
          <text:p text:style-name="P5">Today the developers <text:span text:style-name="T15">want to put sparse layouts and lots of pictures.</text:span><text:span text:style-name="T16">(minimalistics)</text:span></text:p>
        </text:list-item>
      </text:list>
      <text:p text:style-name="Standard"/>
      <text:p text:style-name="Standard">Underline the PRESENT PERFECT in the text and questions. </text:p>
      <text:p text:style-name="Standard"><text:span text:style-name="T8">HAVE / HAS + PAST PARTICIPLE</text:span></text:p>
      <text:p text:style-name="Standard"><text:span text:style-name="T8">I </text:span><text:span text:style-name="T9">have designed</text:span><text:span text:style-name="T8"> 2 web apps </text:span><text:span text:style-name="T9">this year</text:span><text:span text:style-name="T8">. </text:span></text:p>
      <text:p text:style-name="Standard"><text:span text:style-name="T8">Compare to the past simple – I </text:span><text:span text:style-name="T10">designed</text:span><text:span text:style-name="T8"> 4 web apps </text:span><text:span text:style-name="T10">in 2018.</text:span></text:p>
      <text:p text:style-name="P9"/>
      <text:p text:style-name="P10"><text:span text:style-name="T11">TASK AE1 RESEARCH + REFLECT –Web app improvements.</text:span></text:p>
      <text:list xml:id="list3991200143" text:style-name="WWNum1">
        <text:list-item>
          <text:p text:style-name="P4"><text:span text:style-name="T12">Work in pairs. Select a web application that you use and know well. Make notes of the pros and cons here: https://padlet.com/louisedrakley/hdssmgj1u5ky and upload a picture. </text:span></text:p>
        </text:list-item>
        <text:list-item>
          <text:p text:style-name="P4"><text:soft-page-break/><text:span text:style-name="T12">SPEAKING: Present your ideas to the class. </text:span><text:span text:style-name="T11">Comment on how the app has changed recently.</text:span></text:p>
        </text:list-item>
        <text:list-item>
          <text:p text:style-name="P4"><text:span text:style-name="T12">Prepare to ask the other teams questions about their app (extra points!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– TECHNICAL ENGLISH</text:p>
        <text:p text:style-name="MP1"><draw:frame draw:style-name="Mfr1" draw:name="Imagen 1" text:anchor-type="as-char" svg:width="2.249cm" svg:height="2.249cm" draw:z-index="1"><draw:image xlink:href="Pictures/10000000000000C8000000C8FE2F07A4C4D3C36C.png" xlink:type="simple" xlink:show="embed" xlink:actuate="onLoad" draw:mime-type="image/png"/><svg:desc>Imagen que contiene Logotipo

Descripción generada automáticamente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ouise Jane Drakley</meta:initial-creator>
    <meta:editing-cycles>5</meta:editing-cycles>
    <meta:creation-date>2022-08-17T08:16:00</meta:creation-date>
    <dc:date>2022-09-20T10:28:08.312000000</dc:date>
    <meta:editing-duration>PT14M12S</meta:editing-duration>
    <meta:generator>LibreOffice/7.3.3.2$Windows_X86_64 LibreOffice_project/d1d0ea68f081ee2800a922cac8f79445e4603348</meta:generator>
    <meta:document-statistic meta:table-count="0" meta:image-count="1" meta:object-count="0" meta:page-count="2" meta:paragraph-count="24" meta:word-count="292" meta:character-count="1824" meta:non-whitespace-character-count="1551"/>
    <meta:user-defined meta:name="AppVersion">16.0000</meta:user-defined>
    <meta:template xlink:type="simple" xlink:actuate="onRequest" xlink:title="Normal" xlink:href=""/>
  </office:meta>
</office:document-meta>
</file>